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lib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ib.createAntlib( Project project , URL antlibUrl ,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ntlib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ntlib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lib.addTask( Task nested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ib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